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1f5d3a" officeooo:paragraph-rsid="001f5d3a"/>
    </style:style>
    <style:style style:name="P2" style:family="paragraph" style:parent-style-name="Standard">
      <style:text-properties fo:language="en" fo:country="US" officeooo:rsid="0022a61e" officeooo:paragraph-rsid="0022a61e"/>
    </style:style>
    <style:style style:name="P3" style:family="paragraph" style:parent-style-name="Standard">
      <style:text-properties fo:language="en" fo:country="US" officeooo:rsid="0022a61e" officeooo:paragraph-rsid="00263482"/>
    </style:style>
    <style:style style:name="P4" style:family="paragraph" style:parent-style-name="Standard">
      <style:text-properties fo:language="en" fo:country="US" officeooo:rsid="00247a9c" officeooo:paragraph-rsid="00251d31"/>
    </style:style>
    <style:style style:name="P5" style:family="paragraph" style:parent-style-name="Standard">
      <style:text-properties fo:language="en" fo:country="US" officeooo:rsid="00263482" officeooo:paragraph-rsid="00263482"/>
    </style:style>
    <style:style style:name="P6" style:family="paragraph" style:parent-style-name="Standard">
      <style:text-properties fo:language="en" fo:country="US" officeooo:rsid="0029c2fd" officeooo:paragraph-rsid="002a1203"/>
    </style:style>
    <style:style style:name="P7" style:family="paragraph" style:parent-style-name="Standard">
      <style:text-properties fo:language="en" fo:country="US" officeooo:rsid="002c9d51" officeooo:paragraph-rsid="002c9d51"/>
    </style:style>
    <style:style style:name="P8" style:family="paragraph" style:parent-style-name="Title">
      <style:text-properties fo:font-size="16pt" fo:language="en" fo:country="US" style:font-size-asian="16pt" style:font-size-complex="16pt"/>
    </style:style>
    <style:style style:name="P9" style:family="paragraph" style:parent-style-name="Subtitle">
      <style:text-properties fo:font-size="11pt" fo:language="en" fo:country="US" style:font-size-asian="11pt" style:font-size-complex="11pt"/>
    </style:style>
    <style:style style:name="P10" style:family="paragraph" style:parent-style-name="Subtitle">
      <style:text-properties fo:font-size="11pt" fo:language="en" fo:country="US" fo:font-style="italic" style:font-size-asian="11pt" style:font-style-asian="italic" style:font-size-complex="11pt" style:font-style-complex="italic"/>
    </style:style>
    <style:style style:name="P11" style:family="paragraph" style:parent-style-name="Subtitle">
      <style:text-properties fo:language="en" fo:country="US"/>
    </style:style>
    <style:style style:name="P12" style:family="paragraph" style:parent-style-name="Subtitle">
      <style:text-properties fo:language="en" fo:country="US" officeooo:paragraph-rsid="001ffc72"/>
    </style:style>
    <style:style style:name="T1" style:family="text">
      <style:text-properties style:text-position="super 58%" officeooo:rsid="001ffc72"/>
    </style:style>
    <style:style style:name="T2" style:family="text">
      <style:text-properties style:text-position="super 58%" fo:font-size="12pt" officeooo:rsid="001ffc72" style:font-size-asian="12pt" style:font-size-complex="12pt"/>
    </style:style>
    <style:style style:name="T3" style:family="text">
      <style:text-properties style:text-position="super 58%" fo:font-size="11pt" fo:font-style="italic" officeooo:rsid="001ffc72" style:font-size-asian="11pt" style:font-style-asian="italic" style:font-size-complex="11pt" style:font-style-complex="italic"/>
    </style:style>
    <style:style style:name="T4" style:family="text">
      <style:text-properties style:text-position="super 58%" fo:font-style="italic" officeooo:rsid="001ffc72" style:font-style-asian="italic" style:font-style-complex="italic"/>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officeooo:rsid="00251d31"/>
    </style:style>
    <style:style style:name="T8" style:family="text">
      <style:text-properties officeooo:rsid="0026b184"/>
    </style:style>
    <style:style style:name="T9" style:family="text">
      <style:text-properties officeooo:rsid="0028851c"/>
    </style:style>
    <style:style style:name="T10" style:family="text">
      <style:text-properties officeooo:rsid="002a12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lankton: Stateful Device Simulation Framework</text:p>
      <text:p text:style-name="P12"><text:span text:style-name="T5"/></text:p>
      <text:p text:style-name="P12"><text:span text:style-name="T5">Michael Wedel</text:span><text:span text:style-name="T2">1</text:span><text:span text:style-name="T5">, Michael Hart</text:span><text:span text:style-name="T2">2</text:span></text:p>
      <text:p text:style-name="P11"><text:span text:style-name="T3"/></text:p>
      <text:p text:style-name="P9"><text:span text:style-name="T4">1</text:span><text:span text:style-name="T6">European Spallation Source, Lund, Sweden</text:span></text:p>
      <text:p text:style-name="P10"><text:span text:style-name="T1">2</text:span>STFC Rutherford Appleton Laboratory, Oxfordshire, UK</text:p>
      <text:p text:style-name="P1"/>
      <text:p text:style-name="P2"/>
      <text:p text:style-name="P4">In order to progress development of control software for <text:span text:style-name="T7">the ESS in advance of hardware being available, and to enable testing without requiring access or risking damage to hardware, a way to simulate devices and IOCs was required. </text:span></text:p>
      <text:p text:style-name="P4"/>
      <text:p text:style-name="P5">To enable <text:span text:style-name="T9">simulating</text:span> complex behaviour <text:span text:style-name="T8">of many devices using a standardised approach</text:span>, we decided <text:s/><text:span text:style-name="T8">to develop a stateful, statemachine-based device simulation framework. This ensures that common functionality is implemented once and thoroughly tested, encourages simulators to follow a common design, and allows capturing device behaviour in far more detail than ad hoc simulators <text:s/>that merely output previously set values.</text:span></text:p>
      <text:p text:style-name="P5"/>
      <text:p text:style-name="P6">Python was chosen as a language for <text:span text:style-name="T10">speed</text:span> of development and access<text:span text:style-name="T10">i</text:span>bility, <text:span text:style-name="T10">to allow users to easily extend functionality and add their own devices. Implementation of device behaviour was separated from communication protocol to allow the simulator to act as its own IOC, or connect to an existing IOC the same way a real device would. Since many devices come in variations that feature identical baseline behaviour with a number of small differences, the framework provides the ability customise device behaviour without modifying its base implementation. Docker images are provided for easy deployment and to simulate a network of devices on a single machine.</text:span></text:p>
      <text:p text:style-name="P5"/>
      <text:p text:style-name="P7">In addition to helping accelerate initial development of control software, in absence of hardware to test against, a library of simulators will likely be useful for automated unit and system tests as development progresses. Since device behaviour will be captured in detail, it may also prove useful for validating user scripts by performing a simulated dry run in more detail that would otherwise be possible.</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3:24:25.280752229</meta:creation-date>
    <dc:date>2016-07-06T16:51:42.354486477</dc:date>
    <meta:editing-duration>PT33M13S</meta:editing-duration>
    <meta:editing-cycles>3</meta:editing-cycles>
    <meta:generator>LibreOffice/5.1.4.2$Linux_X86_64 LibreOffice_project/10m0$Build-2</meta:generator>
    <meta:document-statistic meta:table-count="0" meta:image-count="0" meta:object-count="0" meta:page-count="1" meta:paragraph-count="8" meta:word-count="286" meta:character-count="1894" meta:non-whitespace-character-count="1613"/>
  </office:meta>
</office:document-meta>
</file>